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6611in" style:rel-column-width="6480*"/>
    </style:style>
    <style:style style:name="Table3.G" style:family="table-column">
      <style:table-column-properties style:column-width="0.0889in" style:rel-column-width="869*"/>
    </style:style>
    <style:style style:name="Table3.H" style:family="table-column">
      <style:table-column-properties style:column-width="0.5in" style:rel-column-width="4899*"/>
    </style:style>
    <style:style style:name="Table3.I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I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I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I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 style:master-page-name="">
      <style:table-properties style:width="6.6931in" style:rel-width="100%" fo:margin-left="0in" style:page-number="auto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Preformatted_20_Text">
      <style:text-properties style:font-name="Arial" officeooo:paragraph-rsid="0020f236"/>
    </style:style>
    <style:style style:name="P5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0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5"><text:text-input text:description="&lt;o.partner_id.street or ''&gt;">Partner street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6"/>
              <text:p text:style-name="P36"/>
              <text:p text:style-name="P45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3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5"><text:text-input text:description="&lt;if test=&quot;o.origin&quot;&gt;">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4" table:number-columns-spanned="2" office:value-type="string">
            <text:p text:style-name="P9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3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38"><text:text-input text:description="&lt;if test=&quot;o.description2&quot;&gt;">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9"><text:text-input text:description="&lt;/if&gt;">endtest</text:text-input></text:p>
          </table:table-cell>
          <table:table-cell table:style-name="Table1.A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37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2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I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I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20"><text:text-input text:description="&lt;objects.currency_id.name or ''&gt;">curr</text:text-input></text:p>
          </table:table-cell>
          <table:covered-table-cell/>
          <table:table-cell table:style-name="Table3.B3" office:value-type="string">
            <text:p text:style-name="P13">%</text:p>
          </table:table-cell>
          <table:table-cell table:style-name="Table3.I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9" office:value-type="string">
            <text:p text:style-name="P95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9" office:value-type="string">
            <text:p text:style-name="P9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9" office:value-type="string">
            <text:p text:style-name="P9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9" office:value-type="string">
            <text:p text:style-name="P9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1"><text:text-input text:description="&lt;str(o.invoice_line._ids.index(line.id)+1)&gt;">rbr</text:text-input>.</text:p>
          </table:table-cell>
          <table:table-cell table:style-name="Table3.B3" office:value-type="string">
            <text:p text:style-name="P73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4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88"><text:text-input text:description="&lt;formatLang(line.quantity, digits=2) or ''&gt;">qty</text:text-input></text:p>
          </table:table-cell>
          <table:table-cell table:style-name="Table3.B3" office:value-type="string">
            <text:p text:style-name="P89"><text:span text:style-name="T36"><text:text-input text:description="&lt;setLang(o.partner_id.lang or 'en_US')&gt;">setPartLang</text:text-input></text:span> <text:text-input text:description="&lt; (line.uom_id.name) or ''&gt;">uom2</text:text-input> /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2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2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line.discount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9" office:value-type="string">
            <text:p text:style-name="P9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1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1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3" office:value-type="string">
            <text:p text:style-name="P29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1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1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6"/>
          </table:table-cell>
        </table:table-row>
        <table:table-row table:style-name="Table7.1">
          <table:table-cell table:style-name="Table7.D1" table:number-columns-spanned="3" office:value-type="string">
            <text:p text:style-name="P6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86"/>
          </table:table-cell>
        </table:table-row>
        <table:table-row table:style-name="Table7.1">
          <table:table-cell table:style-name="Table7.D1" office:value-type="string">
            <text:p text:style-name="P63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62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6"/>
          </table:table-cell>
        </table:table-row>
      </table:table>
      <text:p text:style-name="P5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/for&gt;">End For line</text:text-input></text:p>
          </table:table-cell>
        </table:table-row>
      </table:table>
      <text:p text:style-name="P5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3"><text:text-input text:description="&lt;/if&gt;">endtest</text:text-input></text:p>
          </table:table-cell>
        </table:table-row>
      </table:table>
      <text:p text:style-name="P58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76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4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3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1"><text:text-input text:description="&lt;if test=&quot;o.date_due&quot; &gt;">if date_due</text:text-input></text:p>
            <text:p text:style-name="P28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8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2"><text:text-input text:description="&lt;for each=&quot;payment_line in o.payment_term.line_ids&quot;&gt;">For Payment Term</text:text-input></text:p>
            <text:p text:style-name="P28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2"><text:text-input text:description="&lt;/for&gt;">end For Payment Term</text:text-input></text:p>
            <text:p text:style-name="P28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5"><text:text-input text:description="&lt;/if&gt;">end if</text:text-input></text:p>
          </table:table-cell>
          <table:table-cell table:style-name="Table5.A1" office:value-type="string">
            <text:p text:style-name="P44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1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46"><text:text-input text:description="&lt;/if&gt;">end if</text:text-input></text:p>
            <text:p text:style-name="P47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0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78"><text:text-input text:description="&lt;_(&quot;IBAN:&quot;)&gt;">_IBAN</text:text-input> <text:text-input text:description="&lt;o.partner_bank_id.acc_number or ''&gt;">bank_acc_number</text:text-input></text:p>
            <text:p text:style-name="P79"><text:text-input text:description="&lt;o.partner_bank_id.bank.name or ''&gt;">bank_name</text:text-input></text:p>
            <text:p text:style-name="P21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5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2"><text:span text:style-name="T43"><text:text-input text:description="&lt;/if&gt;">end if</text:text-input></text:span> </text:p>
            <text:p text:style-name="P77"/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1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4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3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8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8"/>
          </table:table-cell>
          <table:covered-table-cell/>
        </table:table-row>
        <table:table-row table:style-name="Table5.8">
          <table:table-cell table:style-name="Table5.A8" office:value-type="string">
            <text:p text:style-name="P18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1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5.A8" office:value-type="string">
            <text:p text:style-name="P87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90">Vanja Trošelj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3T15:37:34.570940884</dc:date>
    <meta:editing-duration>P1DT21H37M27S</meta:editing-duration>
    <meta:editing-cycles>284</meta:editing-cycles>
    <meta:generator>LibreOffice/5.1.5.2$Linux_X86_64 LibreOffice_project/10m0$Build-2</meta:generator>
    <meta:document-statistic meta:table-count="6" meta:image-count="0" meta:object-count="0" meta:page-count="2" meta:paragraph-count="110" meta:word-count="771" meta:character-count="2477" meta:non-whitespace-character-count="2295"/>
  </office:meta>
</office:document-meta>
</file>